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  <style:text-properties fo:color="#000000" style:font-name="Courier New" fo:font-size="9.5pt"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font-weight="bold"/>
    </style:style>
    <style:style style:name="P4" style:family="paragraph" style:parent-style-name="Text_20_body">
      <style:paragraph-properties fo:line-height="115%"/>
      <style:text-properties style:font-name="Courier New" fo:font-size="9.5pt" fo:language="en" fo:country="US"/>
    </style:style>
    <style:style style:name="P5" style:family="paragraph" style:parent-style-name="Text_20_body">
      <style:paragraph-properties fo:margin-top="0cm" fo:margin-bottom="0cm"/>
    </style:style>
    <style:style style:name="P6" style:family="paragraph" style:parent-style-name="Text_20_body">
      <style:paragraph-properties fo:margin-top="0cm" fo:margin-bottom="0cm"/>
      <style:text-properties fo:color="#000000"/>
    </style:style>
    <style:style style:name="P7" style:family="paragraph" style:parent-style-name="Text_20_body">
      <style:paragraph-properties fo:margin-top="0cm" fo:margin-bottom="0cm"/>
      <style:text-properties fo:color="#000000" style:font-name="Courier New" fo:font-size="9.5pt" fo:language="en" fo:country="US"/>
    </style:style>
    <style:style style:name="P8" style:family="paragraph" style:parent-style-name="Text_20_body">
      <style:paragraph-properties fo:margin-top="0cm" fo:margin-bottom="0cm"/>
      <style:text-properties style:font-name="Courier New" fo:font-size="9.5pt" fo:language="en" fo:country="US"/>
    </style:style>
    <style:style style:name="P9" style:family="paragraph" style:parent-style-name="Text_20_body">
      <style:paragraph-properties fo:margin-left="1.249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0" style:family="paragraph" style:parent-style-name="Text_20_body">
      <style:paragraph-properties fo:margin-left="2.498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1" style:family="paragraph" style:parent-style-name="Text_20_body">
      <style:paragraph-properties fo:margin-left="3.747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2" style:family="paragraph" style:parent-style-name="Text_20_body">
      <style:paragraph-properties fo:margin-left="4.995cm" fo:margin-right="0cm" fo:margin-top="0cm" fo:margin-bottom="0cm" fo:text-indent="0cm" style:auto-text-indent="false"/>
    </style:style>
    <style:style style:name="P13" style:family="paragraph" style:parent-style-name="Text_20_body">
      <style:paragraph-properties fo:margin-left="4.995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4" style:family="paragraph" style:parent-style-name="Text_20_body">
      <style:text-properties fo:color="#ff0000"/>
    </style:style>
    <style:style style:name="P15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ize="11.5pt" style:font-name-asian="Times New Roman1" style:font-size-asian="11.5pt" style:font-name-complex="Times New Roman1" style:font-size-complex="11.5pt"/>
    </style:style>
    <style:style style:name="P16" style:family="paragraph" style:parent-style-name="Standard" style:list-style-name="">
      <style:paragraph-properties style:text-autospace="none"/>
    </style:style>
    <style:style style:name="T1" style:family="text">
      <style:text-properties fo:font-weight="bold"/>
    </style:style>
    <style:style style:name="T2" style:family="text">
      <style:text-properties fo:color="#ff0000"/>
    </style:style>
    <style:style style:name="T3" style:family="text">
      <style:text-properties fo:color="#ff0000" style:font-name="Courier New" fo:font-size="9.5pt" fo:language="en" fo:country="US"/>
    </style:style>
    <style:style style:name="T4" style:family="text">
      <style:text-properties style:font-name="Courier New" fo:font-size="9.5pt" fo:language="en" fo:country="US"/>
    </style:style>
    <style:style style:name="T5" style:family="text">
      <style:text-properties fo:color="#000000"/>
    </style:style>
    <style:style style:name="T6" style:family="text">
      <style:text-properties fo:color="#000000" style:font-name="Courier New" fo:font-size="9.5pt" fo:language="en" fo:country="US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Times New Roman1" fo:font-size="11.5pt" style:font-name-asian="Times New Roman1" style:font-size-asian="11.5pt" style:font-name-complex="Times New Roman1" style:font-size-complex="11.5pt"/>
    </style:style>
    <style:style style:name="T9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tivación:</text:h>
      <text:p text:style-name="Text_20_body"> </text:p>
      <text:p text:style-name="Text_20_body">El protocolo binario original es imposible de depurar al realizarse lecturas y escrituras por TCP a lo largo de todo el código.</text:p>
      <text:p text:style-name="Text_20_body">El protocolo JiL-XML utiliza en parte el protocolo XML-RPC para definir la interacción entre JiL y Java ofreciendo las siguientes ventajas:</text:p>
      <text:p text:style-name="Text_20_body">1) El protocolo es legible (simplifica la depuración)</text:p>
      <text:p text:style-name="Text_20_body">2) El protocolo es fácilmente extensible.</text:p>
      <text:p text:style-name="Text_20_body">3) Se separa completamente la implementación de los comandos de la comunicación. Esto simplifica portarlo a otros lenguajes/plataformas (JiL-c , JiL-PHP, acceso desde smartphones, JiL-matlab…… etc)</text:p>
      <text:p text:style-name="Text_20_body">4) Permite modificar FÁCILMENTE el método de transporte (TCP, UDP, HTTP… o cualquier cosa que acabe en P)</text:p>
      <text:h text:style-name="Heading_20_1" text:outline-level="1">Mecanismo:</text:h>
      <text:p text:style-name="Text_20_body"> </text:p>
      <text:p text:style-name="Text_20_body">Cada mensaje del protocolo se codifica en XML de acuerdo a la convención XML-RPC.</text:p>
      <text:p text:style-name="Text_20_body">Una vez extraído el comando XML se obtiene el método a ejecutar y se extraen los argumentos.</text:p>
      <text:p text:style-name="Text_20_body">Se ejecuta el comando.</text:p>
      <text:p text:style-name="Text_20_body">Se devuelve una respuesta que incluya el estado del comando o una <text:span text:style-name="T1">descripción textual comprensible del error que se ha producido.</text:span></text:p>
      <text:p text:style-name="Text_20_body"> </text:p>
      <text:h text:style-name="Heading_20_1" text:outline-level="1">Capa de transporte:</text:h>
      <text:p text:style-name="Text_20_body">Se comienza usando el protocolo XML-RPC sobre TCP en el puerto 2055.</text:p>
      <text:p text:style-name="Text_20_body">El paquete tiene una cabecera de tipo int32 que codifica el tamaño del mensaje precedido del XML.</text:p>
      <text:p text:style-name="Text_20_body"> </text:p>
      <text:h text:style-name="Heading_20_1" text:outline-level="1">Modificaciones en JIl:</text:h>
      <text:p text:style-name="Text_20_body"> </text:p>
      <text:p text:style-name="Text_20_body">Se rescribe JiL Por completo aprovechando las ideas y el código ya existente.</text:p>
      <text:p text:style-name="Text_20_body"> </text:p>
      <text:h text:style-name="Heading_20_1" text:outline-level="1">Métodos del protocolo:</text:h>
      <text:p text:style-name="Text_20_body"> </text:p>
      <text:h text:style-name="Heading_20_2" text:outline-level="2"><text:soft-page-break/>Connect()</text:h>
      <text:p text:style-name="Text_20_body"> </text:p>
      <text:p text:style-name="Text_20_body">Hay un pequeño intercambio de datos entre JIl y el cliente. En el intercambio el cliente y el servidor se identifican especificando las <text:span text:style-name="T2">versiones</text:span> del protocolo (para detectar posibles errores o incompatibilidades antes de continuar).  Se indica también si es necesario hacer autenticación. Se incluye un <text:span text:style-name="T2">identificador de sesión</text:span> aleatorio. Pasa al estado Connected.</text:p>
      <text:p text:style-name="Text_20_body">EL CLIENTE ENVÍA:</text:p>
      <text:p text:style-name="P7">&lt;?xml version="1.0"?&gt;</text:p>
      <text:p text:style-name="P7">&lt;methodCall&gt;</text:p>
      <text:p text:style-name="P7">&lt;methodName&gt;jil.connect&lt;/methodName&gt;</text:p>
      <text:p text:style-name="P1">&lt;/methodCall&gt;</text:p>
      <text:p text:style-name="Text_20_body">SI TODO VA BIEN EL SERVIDOR RESPONDE:</text:p>
      <text:p text:style-name="P7">&lt;?xml version="1.0"?&gt;</text:p>
      <text:p text:style-name="P7">&lt;methodResponse&gt;</text:p>
      <text:p text:style-name="P7">&lt;params&gt;</text:p>
      <text:p text:style-name="P6">      <text:span text:style-name="T4">&lt;param&gt;</text:span></text:p>
      <text:p text:style-name="P6">            <text:span text:style-name="T4">&lt;value&gt;</text:span></text:p>
      <text:p text:style-name="P5"><text:span text:style-name="T5">                  </text:span><text:span text:style-name="T6">&lt;string&gt;</text:span><text:span text:style-name="T3">version</text:span><text:span text:style-name="T6">&lt;/string&gt;</text:span></text:p>
      <text:p text:style-name="P6">            <text:span text:style-name="T4">&lt;/value&gt;</text:span></text:p>
      <text:p text:style-name="P6">      <text:span text:style-name="T4">&lt;/param&gt;</text:span></text:p>
      <text:p text:style-name="P6">      <text:span text:style-name="T4">&lt;param&gt;</text:span></text:p>
      <text:p text:style-name="P6">            <text:span text:style-name="T4">&lt;value&gt;</text:span></text:p>
      <text:p text:style-name="P5"><text:span text:style-name="T5">                  </text:span><text:span text:style-name="T6">&lt;i4&gt;</text:span><text:span text:style-name="T3">SesionID</text:span><text:span text:style-name="T6">&lt;/i4&gt;</text:span></text:p>
      <text:p text:style-name="P6">            <text:span text:style-name="T4">&lt;/value&gt;</text:span></text:p>
      <text:p text:style-name="P6">      <text:span text:style-name="T4">&lt;/param&gt;</text:span></text:p>
      <text:p text:style-name="P7">&lt;/params&gt;</text:p>
      <text:p text:style-name="P7">&lt;/methodResponse&gt;</text:p>
      <text:p text:style-name="Text_20_body"> </text:p>
      <text:p text:style-name="P2">POSIBLES FALLOS:</text:p>
      <text:p text:style-name="Text_20_body">[001]: “Warnig: User alredy connected” : No pasa nada, el usuario estaba conectado se queda todo igual.</text:p>
      <text:p text:style-name="Text_20_body">[002]: “Too many users connected” : No te deja conectar, la conexión se cierra.</text:p>
      <text:p text:style-name="Text_20_body"> </text:p>
      <text:h text:style-name="Heading_20_2" text:outline-level="2">Authenticate()</text:h>
      <text:p text:style-name="Text_20_body"> </text:p>
      <text:p text:style-name="Text_20_body">Se usa un usuario y una contraseña. El usuario y la contraseña no se envían en texto plano, se concatenan  con el identificador y se aplica MD5, esto se envía al servidor para que lo compruebe y si concuerda con algún usuario autorizado se pasa al estado Authenticated.</text:p>
      <text:h text:style-name="Heading_20_2" text:outline-level="2"> </text:h>
      <text:h text:style-name="Heading_20_2" text:outline-level="2">OpenVI()</text:h>
      <text:p text:style-name="Text_20_body"> </text:p>
      <text:p text:style-name="Text_20_body">Se envía la ruta del Vi que hay que abrir. Sólo funciona en estado Authenticado y si tiene éxito pasa <text:soft-page-break/>al estado Opened. Devuelve la lista de identificadores y controles disponibles y sus tipos.</text:p>
      <text:p text:style-name="Text_20_body"> </text:p>
      <text:h text:style-name="Heading_20_2" text:outline-level="2">Run()</text:h>
      <text:p text:style-name="Text_20_body"> </text:p>
      <text:p text:style-name="Text_20_body">Sólo funciona en el estado Opened. Devuelve un ACK.</text:p>
      <text:p text:style-name="Text_20_body"> </text:p>
      <text:h text:style-name="Heading_20_2" text:outline-level="2">Stop()</text:h>
      <text:p text:style-name="Text_20_body"> </text:p>
      <text:p text:style-name="Text_20_body">Pasa al estado Opened y para el Vi.</text:p>
      <text:h text:style-name="Heading_20_2" text:outline-level="2">Close()</text:h>
      <text:p text:style-name="Text_20_body"> </text:p>
      <text:p text:style-name="Text_20_body">Pasa al estado Authenticated y cierra el Vi.</text:p>
      <text:p text:style-name="Text_20_body"> </text:p>
      <text:h text:style-name="Heading_20_2" text:outline-level="2">Disconect()</text:h>
      <text:p text:style-name="Text_20_body"> </text:p>
      <text:p text:style-name="Text_20_body">Cierra el parser, devuelve un mensaje de despedida y pasa al estado Exit.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h text:style-name="Heading_20_2" text:outline-level="2">Fallos:</text:h>
      <text:p text:style-name="Text_20_body"> </text:p>
      <text:p text:style-name="P3">Si un método no funciona se devuelve un mensaje de error descriptivo usando la especificación del protocolo XML-RPC. Contiene un identificador de fallo (numérico) y un descriptor de fallo legible.</text:p>
      <text:p text:style-name="Text_20_body">SI FALLA EL SERVIDOR CONTESTA:</text:p>
      <text:p text:style-name="P8">&lt;?xml version="1.0"?&gt;</text:p>
      <text:p text:style-name="P8">&lt;methodResponse&gt;</text:p>
      <text:p text:style-name="P8"><text:soft-page-break/>&lt;fault&gt;</text:p>
      <text:p text:style-name="P9">&lt;value&gt;</text:p>
      <text:p text:style-name="P10">&lt;struct&gt;</text:p>
      <text:p text:style-name="P11">&lt;member&gt;</text:p>
      <text:p text:style-name="P13">&lt;name&gt;faultCode&lt;/name&gt;</text:p>
      <text:p text:style-name="P13">&lt;value&gt;&lt;int&gt;<text:span text:style-name="T2">ID de fallo</text:span>&lt;/int&gt;&lt;/value&gt;</text:p>
      <text:p text:style-name="P11">&lt;/member&gt;</text:p>
      <text:p text:style-name="P11">&lt;member&gt;</text:p>
      <text:p text:style-name="P13">&lt;name&gt;faultString&lt;/name&gt;</text:p>
      <text:p text:style-name="P12"><text:span text:style-name="T4">&lt;value&gt;&lt;string&gt;</text:span><text:span text:style-name="T3">Descriptor de </text:span><text:span text:style-name="T2"><text:s/></text:span><text:span text:style-name="T3">fallo</text:span><text:span text:style-name="T4">&lt;/string&gt;&lt;/value&gt;</text:span></text:p>
      <text:p text:style-name="P11">&lt;/member&gt;</text:p>
      <text:p text:style-name="P10">&lt;/struct&gt;</text:p>
      <text:p text:style-name="P9">&lt;/value&gt;</text:p>
      <text:p text:style-name="P8">&lt;/fault&gt;</text:p>
      <text:p text:style-name="P4">&lt;/methodResponse&gt;</text:p>
      <text:p text:style-name="Text_20_body">FALLOS GENERICOS:</text:p>
      <text:p text:style-name="Text_20_body">Los errores referidos al formato de las peticiones XML-RPC son los siguientes:</text:p>
      <text:p text:style-name="Text_20_body">[901]: “Bad formated XML:</text:p>
      <text:p text:style-name="P14">descripción del error</text:p>
      <text:p text:style-name="Text_20_body">Este error no ejecuta ningún <text:span text:style-name="T9">comando,</text:span> en su lugar avisa <text:span text:style-name="T7">de</text:span> que el formato es incorrecto y devuelve </text:p>
      <text:p text:style-name="P14">ojo: no se admiten strings con cosas raras “&amp;”</text:p>
      <text:p text:style-name="Text_20_body"/>
      <text:p text:style-name="Text_20_body">[902]:”Error getting method name”: pues eso, un error leyendo el nombre del método</text:p>
      <text:p text:style-name="Text_20_body"/>
      <text:p text:style-name="Text_20_body">[903]:”Error getting arguments”: pues eso, un error leyendo los argumentos</text:p>
      <text:p text:style-name="Text_20_body"/>
      <text:p text:style-name="Text_20_body">[904]:”Unknown data type: <text:span text:style-name="T2">type</text:span>” se produce al encontrar un argumento de un tipo no reconocido en XML-RPC indica textualmente el tipo recibido.</text:p>
      <text:p text:style-name="Text_20_body"/>
      <text:h text:style-name="Heading_20_1" text:outline-level="1">Estados de JiL:</text:h>
      <text:p text:style-name="Text_20_body"> </text:p>
      <text:p text:style-name="Text_20_body">El servidor será una máquina de estados con los siguientes estados:</text:p>
      <text:p text:style-name="Text_20_body">-Idle: Todavía no se ha establecido la conexión.</text:p>
      <text:p text:style-name="Text_20_body">-Connected: Simplemente hemos empezado la conexión.</text:p>
      <text:p text:style-name="Text_20_body">-Authenticated: Ya hos hemos autenticado.</text:p>
      <text:p text:style-name="Text_20_body">-Opened: Vi abieto y listo para usarse.</text:p>
      <text:p text:style-name="Text_20_body">-Exit: El servidor se está cerran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ctino Chaos</meta:initial-creator>
    <meta:creation-date>2012-12-14T17:37:59.92</meta:creation-date>
    <dc:date>2012-12-15T21:27:17.40</dc:date>
    <dc:creator>Dictino Chaos</dc:creator>
    <meta:editing-duration>PT4H52M2S</meta:editing-duration>
    <meta:editing-cycles>7</meta:editing-cycles>
    <meta:generator>OpenOffice.org/3.3$Win32 OpenOffice.org_project/330m20$Build-9567</meta:generator>
    <meta:document-statistic meta:table-count="0" meta:image-count="0" meta:object-count="0" meta:page-count="4" meta:paragraph-count="123" meta:word-count="656" meta:character-count="4430"/>
  </office:meta>
</office:document-meta>
</file>